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14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b2b2b2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Arial" style:font-name-asian="Andale Sans UI" style:font-name-complex="Tahoma"/>
    </style:style>
    <style:style style:name="ce14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159.99mm" svg:height="89.99mm" svg:x="209.81mm" svg:y="209.24mm">
            <loext:p draw:notify-on-update-of-ranges="Analisi.B29:Analisi.B34 Analisi.C29:Analisi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1mm" svg:height="90.04mm" svg:x="24.19mm" svg:y="209.3mm">
            <loext:p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AN1</text:p>
          </table:table-cell>
          <table:table-cell table:style-name="ce9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2</text:p>
          </table:table-cell>
          <table:table-cell table:style-name="ce9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3</text:p>
          </table:table-cell>
          <table:table-cell table:style-name="ce9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4</text:p>
          </table:table-cell>
          <table:table-cell table:style-name="ce9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5</text:p>
          </table:table-cell>
          <table:table-cell table:style-name="ce9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N6</text:p>
          </table:table-cell>
          <table:table-cell table:style-name="ce9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13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4" office:value-type="string" calcext:value-type="string">
            <text:p>Produzione</text:p>
          </table:table-cell>
          <table:table-cell table:style-name="ce14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Verifica</text:p>
          </table:table-cell>
          <table:table-cell table:style-name="ce14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Totale</text:p>
          </table:table-cell>
          <table:table-cell table:style-name="ce14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29:.C34])" office:value-type="float" office:value="161" calcext:value-type="float">
            <text:p>161</text:p>
          </table:table-cell>
          <table:table-cell table:style-name="ce11"/>
          <table:table-cell table:style-name="ce11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</table:table-row>
        <table:table-row table:style-name="ro1">
          <table:table-cell/>
          <table:table-cell table:style-name="ce10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6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6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6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6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6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11" table:formula="of:=SUM([.C38:.C44])" office:value-type="float" office:value="12" calcext:value-type="float">
            <text:p>12</text:p>
          </table:table-cell>
          <table:table-cell table:style-name="ce11" table:formula="of:=SUM([.D38:.D44])" office:value-type="float" office:value="38" calcext:value-type="float">
            <text:p>38</text:p>
          </table:table-cell>
          <table:table-cell table:style-name="ce11" table:formula="of:=SUM([.E38:.E44])" office:value-type="float" office:value="64" calcext:value-type="float">
            <text:p>64</text:p>
          </table:table-cell>
          <table:table-cell table:style-name="ce11" table:formula="of:=SUM([.F38:.F44])" office:value-type="float" office:value="0" calcext:value-type="float">
            <text:p>0</text:p>
          </table:table-cell>
          <table:table-cell table:style-name="ce11" table:formula="of:=SUM([.G38:.G44])" office:value-type="float" office:value="0" calcext:value-type="float">
            <text:p>0</text:p>
          </table:table-cell>
          <table:table-cell table:style-name="ce11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9:.H39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 table:formula="of:=SUM([.C41:.H41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2:.H42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3:.H43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table:formula="of:=SUM([.C44:.H44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38:.C44])" office:value-type="float" office:value="8" calcext:value-type="float">
            <text:p>8</text:p>
          </table:table-cell>
          <table:table-cell table:style-name="ce3" table:formula="of:=SUM([.D38:.D44])" office:value-type="float" office:value="8" calcext:value-type="float">
            <text:p>8</text:p>
          </table:table-cell>
          <table:table-cell table:style-name="ce3" table:formula="of:=SUM([.E38:.E44])" office:value-type="float" office:value="10" calcext:value-type="float">
            <text:p>10</text:p>
          </table:table-cell>
          <table:table-cell table:style-name="ce3" table:formula="of:=SUM([.F38:.F44])" office:value-type="float" office:value="159" calcext:value-type="float">
            <text:p>159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Progettazione di Dettaglio e Codifica" table:style-name="ta1" table:print="false">
        <table:shapes>
          <draw:frame draw:z-index="0" draw:style-name="gr1" draw:text-style-name="P1" svg:width="159.99mm" svg:height="89.99mm" svg:x="24.35mm" svg:y="242.74mm">
            <loext:p draw:notify-on-update-of-ranges="'Progettazione di Dettaglio e Codifica'.B46:'Progettazione di Dettaglio e Codifica'.B52 'Progettazione di Dettaglio e Codifica'.C45:'Progettazione di Dettaglio e Codifica'.C45 'Progettazione di Dettaglio e Codifica'.C46:'Progettazione di Dettaglio e Codifica'.C52 'Progettazione di Dettaglio e Codifica'.D45:'Progettazione di Dettaglio e Codifica'.D45 'Progettazione di Dettaglio e Codifica'.D46:'Progettazione di Dettaglio e Codifica'.D52 'Progettazione di Dettaglio e Codifica'.E45:'Progettazione di Dettaglio e Codifica'.E45 'Progettazione di Dettaglio e Codifica'.E46:'Progettazione di Dettaglio e Codifica'.E52 'Progettazione di Dettaglio e Codifica'.F45:'Progettazione di Dettaglio e Codifica'.F45 'Progettazione di Dettaglio e Codifica'.F46:'Progettazione di Dettaglio e Codifica'.F52 'Progettazione di Dettaglio e Codifica'.G45:'Progettazione di Dettaglio e Codifica'.G45 'Progettazione di Dettaglio e Codifica'.G46:'Progettazione di Dettaglio e Codifica'.G52 'Progettazione di Dettaglio e Codifica'.H45:'Progettazione di Dettaglio e Codifica'.H45 'Progettazione di Dettaglio e Codifica'.H46:'Progettazione di Dettaglio e Codifica'.H5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99.37mm" svg:y="242.37mm">
            <loext:p draw:notify-on-update-of-ranges="'Progettazione di Dettaglio e Codifica'.B37:'Progettazione di Dettaglio e Codifica'.B42 'Progettazione di Dettaglio e Codifica'.C37:'Progettazione di Dettaglio e Codifica'.C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PDC1</text:p>
          </table:table-cell>
          <table:table-cell table:style-name="ce9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13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4" office:value-type="string" calcext:value-type="string">
            <text:p>Produzione</text:p>
          </table:table-cell>
          <table:table-cell table:style-name="ce14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Verifica</text:p>
          </table:table-cell>
          <table:table-cell table:style-name="ce14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Totale</text:p>
          </table:table-cell>
          <table:table-cell table:style-name="ce14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37:.C42])" office:value-type="float" office:value="203" calcext:value-type="float">
            <text:p>203</text:p>
          </table:table-cell>
          <table:table-cell table:style-name="ce11"/>
          <table:table-cell table:style-name="ce11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</table:table-row>
        <table:table-row table:style-name="ro1">
          <table:table-cell/>
          <table:table-cell table:style-name="ce10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6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6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6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6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6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6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11" table:formula="of:=SUM([.C46:.C52])" office:value-type="float" office:value="6" calcext:value-type="float">
            <text:p>6</text:p>
          </table:table-cell>
          <table:table-cell table:style-name="ce11" table:formula="of:=SUM([.D46:.D52])" office:value-type="float" office:value="7" calcext:value-type="float">
            <text:p>7</text:p>
          </table:table-cell>
          <table:table-cell table:style-name="ce11" table:formula="of:=SUM([.E46:.E52])" office:value-type="float" office:value="8" calcext:value-type="float">
            <text:p>8</text:p>
          </table:table-cell>
          <table:table-cell table:style-name="ce11" table:formula="of:=SUM([.F46:.F52])" office:value-type="float" office:value="29" calcext:value-type="float">
            <text:p>29</text:p>
          </table:table-cell>
          <table:table-cell table:style-name="ce11" table:formula="of:=SUM([.G46:.G52])" office:value-type="float" office:value="95" calcext:value-type="float">
            <text:p>95</text:p>
          </table:table-cell>
          <table:table-cell table:style-name="ce11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159.99mm" svg:height="89.99mm" svg:x="25.37mm" svg:y="245.9mm">
            <loext:p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97.93mm" svg:y="246.7mm">
            <loext:p draw:notify-on-update-of-ranges="'Verifica e Validazione'.B37:'Verifica e Validazione'.B42 'Verifica e Validazione'.C37:'Verifica e Validazione'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VV1</text:p>
          </table:table-cell>
          <table:table-cell table:style-name="ce9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VV1.1</text:p>
          </table:table-cell>
          <table:table-cell table:style-name="ce17" office:value-type="string" calcext:value-type="string">
            <text:p>Incremento</text:p>
          </table:table-cell>
          <table:table-cell table:style-name="ce13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2</text:p>
          </table:table-cell>
          <table:table-cell table:style-name="ce9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3</text:p>
          </table:table-cell>
          <table:table-cell table:style-name="ce9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4</text:p>
          </table:table-cell>
          <table:table-cell table:style-name="ce9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13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5</text:p>
          </table:table-cell>
          <table:table-cell table:style-name="ce9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6</text:p>
          </table:table-cell>
          <table:table-cell table:style-name="ce9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7</text:p>
          </table:table-cell>
          <table:table-cell table:style-name="ce9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13" office:value-type="string" calcext:value-type="string">
            <text:p>Responsabil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VV8</text:p>
          </table:table-cell>
          <table:table-cell table:style-name="ce9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9" table:number-columns-repeated="2"/>
          <table:table-cell office:value-type="string" calcext:value-type="string">
            <text:p>Verificator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4" office:value-type="string" calcext:value-type="string">
            <text:p>Produzione</text:p>
          </table:table-cell>
          <table:table-cell table:style-name="ce14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Verifica</text:p>
          </table:table-cell>
          <table:table-cell table:style-name="ce14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Totale</text:p>
          </table:table-cell>
          <table:table-cell table:style-name="ce14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37:.C42])" office:value-type="float" office:value="126" calcext:value-type="float">
            <text:p>126</text:p>
          </table:table-cell>
          <table:table-cell table:style-name="ce11"/>
          <table:table-cell table:style-name="ce11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6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6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6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6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6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table:formula="of:=SUM([.C46:.C52])" office:value-type="float" office:value="16" calcext:value-type="float">
            <text:p>16</text:p>
          </table:table-cell>
          <table:table-cell table:style-name="ce11" table:formula="of:=SUM([.D46:.D52])" office:value-type="float" office:value="20" calcext:value-type="float">
            <text:p>20</text:p>
          </table:table-cell>
          <table:table-cell table:style-name="ce11" table:formula="of:=SUM([.E46:.E52])" office:value-type="float" office:value="0" calcext:value-type="float">
            <text:p>0</text:p>
          </table:table-cell>
          <table:table-cell table:style-name="ce11" table:formula="of:=SUM([.F46:.F52])" office:value-type="float" office:value="21" calcext:value-type="float">
            <text:p>21</text:p>
          </table:table-cell>
          <table:table-cell table:style-name="ce11" table:formula="of:=SUM([.G46:.G52])" office:value-type="float" office:value="18" calcext:value-type="float">
            <text:p>18</text:p>
          </table:table-cell>
          <table:table-cell table:style-name="ce11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160.08mm" svg:height="90.08mm" svg:x="26.83mm" svg:y="110.85mm">
            <loext:p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14.37mm" svg:y="111.18mm">
            <loext:p draw:notify-on-update-of-ranges="Riepilogo.B17:Riepilogo.B22 Riepilogo.C17:Riepilogo.C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9" table:default-cell-style-name="ce10"/>
        <table:table-column table:style-name="co5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float" office:value="0.308843537414966" calcext:value-type="float">
            <text:p>0,3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Re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Pg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Ve</text:p>
          </table:table-cell>
          <table:table-cell table:style-name="ce15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Progettazione Architetturale'.C38];['Progettazione di Dettaglio e Codifica'.C46];['Verifica e Validazione'.C46])" office:value-type="float" office:value="6" calcext:value-type="float">
            <text:p>6</text:p>
          </table:table-cell>
          <table:table-cell table:formula="of:=SUM([Analisi.D38];['Progettazione Architetturale'.D38];['Progettazione di Dettaglio e Codifica'.D46];['Verifica e Validazione'.D46])" office:value-type="float" office:value="10" calcext:value-type="float">
            <text:p>10</text:p>
          </table:table-cell>
          <table:table-cell table:formula="of:=SUM([Analisi.E38];['Progettazione Architetturale'.E38];['Progettazione di Dettaglio e Codifica'.E46];['Verifica e Validazione'.E46])" office:value-type="float" office:value="13" calcext:value-type="float">
            <text:p>13</text:p>
          </table:table-cell>
          <table:table-cell table:formula="of:=SUM([Analisi.F38];['Progettazione Architetturale'.F38];['Progettazione di Dettaglio e Codifica'.F46];['Verifica e Validazione'.F46])" office:value-type="float" office:value="28" calcext:value-type="float">
            <text:p>28</text:p>
          </table:table-cell>
          <table:table-cell table:formula="of:=SUM([Analisi.G38];['Progettazione Architetturale'.G38];['Progettazione di Dettaglio e Codifica'.G46];['Verifica e Validazione'.G46])" office:value-type="float" office:value="14" calcext:value-type="float">
            <text:p>14</text:p>
          </table:table-cell>
          <table:table-cell table:formula="of:=SUM([Analisi.H38];['Progettazione Architetturale'.H38];['Progettazione di Dettaglio e Codifica'.H46];['Verifica e Validazione'.H46])" office:value-type="float" office:value="34" calcext:value-type="float">
            <text:p>34</text:p>
          </table:table-cell>
          <table:table-cell table:style-name="ce16" table:formula="of:=SUM([.C7:.H7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Progettazione Architetturale'.C39];['Progettazione di Dettaglio e Codifica'.C47];['Verifica e Validazione'.C47])" office:value-type="float" office:value="4" calcext:value-type="float">
            <text:p>4</text:p>
          </table:table-cell>
          <table:table-cell table:formula="of:=SUM([Analisi.D39];['Progettazione Architetturale'.D39];['Progettazione di Dettaglio e Codifica'.D47];['Verifica e Validazione'.D47])" office:value-type="float" office:value="12" calcext:value-type="float">
            <text:p>12</text:p>
          </table:table-cell>
          <table:table-cell table:formula="of:=SUM([Analisi.E39];['Progettazione Architetturale'.E39];['Progettazione di Dettaglio e Codifica'.E47];['Verifica e Validazione'.E47])" office:value-type="float" office:value="11" calcext:value-type="float">
            <text:p>11</text:p>
          </table:table-cell>
          <table:table-cell table:formula="of:=SUM([Analisi.F39];['Progettazione Architetturale'.F39];['Progettazione di Dettaglio e Codifica'.F47];['Verifica e Validazione'.F47])" office:value-type="float" office:value="28" calcext:value-type="float">
            <text:p>28</text:p>
          </table:table-cell>
          <table:table-cell table:formula="of:=SUM([Analisi.G39];['Progettazione Architetturale'.G39];['Progettazione di Dettaglio e Codifica'.G47];['Verifica e Validazione'.G47])" office:value-type="float" office:value="23" calcext:value-type="float">
            <text:p>23</text:p>
          </table:table-cell>
          <table:table-cell table:formula="of:=SUM([Analisi.H39];['Progettazione Architetturale'.H39];['Progettazione di Dettaglio e Codifica'.H47];['Verifica e Validazione'.H47])" office:value-type="float" office:value="27" calcext:value-type="float">
            <text:p>27</text:p>
          </table:table-cell>
          <table:table-cell table:style-name="ce16" table:formula="of:=SUM([.C8:.H8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Progettazione Architetturale'.C40];['Progettazione di Dettaglio e Codifica'.C48];['Verifica e Validazione'.C48])" office:value-type="float" office:value="6" calcext:value-type="float">
            <text:p>6</text:p>
          </table:table-cell>
          <table:table-cell table:formula="of:=SUM([Analisi.D40];['Progettazione Architetturale'.D40];['Progettazione di Dettaglio e Codifica'.D48];['Verifica e Validazione'.D48])" office:value-type="float" office:value="13" calcext:value-type="float">
            <text:p>13</text:p>
          </table:table-cell>
          <table:table-cell table:formula="of:=SUM([Analisi.E40];['Progettazione Architetturale'.E40];['Progettazione di Dettaglio e Codifica'.E48];['Verifica e Validazione'.E48])" office:value-type="float" office:value="8" calcext:value-type="float">
            <text:p>8</text:p>
          </table:table-cell>
          <table:table-cell table:formula="of:=SUM([Analisi.F40];['Progettazione Architetturale'.F40];['Progettazione di Dettaglio e Codifica'.F48];['Verifica e Validazione'.F48])" office:value-type="float" office:value="35" calcext:value-type="float">
            <text:p>35</text:p>
          </table:table-cell>
          <table:table-cell table:formula="of:=SUM([Analisi.G40];['Progettazione Architetturale'.G40];['Progettazione di Dettaglio e Codifica'.G48];['Verifica e Validazione'.G48])" office:value-type="float" office:value="14" calcext:value-type="float">
            <text:p>14</text:p>
          </table:table-cell>
          <table:table-cell table:formula="of:=SUM([Analisi.H40];['Progettazione Architetturale'.H40];['Progettazione di Dettaglio e Codifica'.H48];['Verifica e Validazione'.H48])" office:value-type="float" office:value="29" calcext:value-type="float">
            <text:p>29</text:p>
          </table:table-cell>
          <table:table-cell table:style-name="ce16" table:formula="of:=SUM([.C9:.H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Progettazione Architetturale'.C41];['Progettazione di Dettaglio e Codifica'.C49];['Verifica e Validazione'.C49])" office:value-type="float" office:value="8" calcext:value-type="float">
            <text:p>8</text:p>
          </table:table-cell>
          <table:table-cell table:formula="of:=SUM([Analisi.D41];['Progettazione Architetturale'.D41];['Progettazione di Dettaglio e Codifica'.D49];['Verifica e Validazione'.D49])" office:value-type="float" office:value="14" calcext:value-type="float">
            <text:p>14</text:p>
          </table:table-cell>
          <table:table-cell table:formula="of:=SUM([Analisi.E41];['Progettazione Architetturale'.E41];['Progettazione di Dettaglio e Codifica'.E49];['Verifica e Validazione'.E49])" office:value-type="float" office:value="19" calcext:value-type="float">
            <text:p>19</text:p>
          </table:table-cell>
          <table:table-cell table:formula="of:=SUM([Analisi.F41];['Progettazione Architetturale'.F41];['Progettazione di Dettaglio e Codifica'.F49];['Verifica e Validazione'.F49])" office:value-type="float" office:value="23" calcext:value-type="float">
            <text:p>23</text:p>
          </table:table-cell>
          <table:table-cell table:formula="of:=SUM([Analisi.G41];['Progettazione Architetturale'.G41];['Progettazione di Dettaglio e Codifica'.G49];['Verifica e Validazione'.G49])" office:value-type="float" office:value="14" calcext:value-type="float">
            <text:p>14</text:p>
          </table:table-cell>
          <table:table-cell table:formula="of:=SUM([Analisi.H41];['Progettazione Architetturale'.H41];['Progettazione di Dettaglio e Codifica'.H49];['Verifica e Validazione'.H49])" office:value-type="float" office:value="27" calcext:value-type="float">
            <text:p>27</text:p>
          </table:table-cell>
          <table:table-cell table:style-name="ce16" table:formula="of:=SUM([.C10:.H1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Progettazione Architetturale'.C42];['Progettazione di Dettaglio e Codifica'.C50];['Verifica e Validazione'.C50])" office:value-type="float" office:value="5" calcext:value-type="float">
            <text:p>5</text:p>
          </table:table-cell>
          <table:table-cell table:formula="of:=SUM([Analisi.D42];['Progettazione Architetturale'.D42];['Progettazione di Dettaglio e Codifica'.D50];['Verifica e Validazione'.D50])" office:value-type="float" office:value="13" calcext:value-type="float">
            <text:p>13</text:p>
          </table:table-cell>
          <table:table-cell table:formula="of:=SUM([Analisi.E42];['Progettazione Architetturale'.E42];['Progettazione di Dettaglio e Codifica'.E50];['Verifica e Validazione'.E50])" office:value-type="float" office:value="11" calcext:value-type="float">
            <text:p>11</text:p>
          </table:table-cell>
          <table:table-cell table:formula="of:=SUM([Analisi.F42];['Progettazione Architetturale'.F42];['Progettazione di Dettaglio e Codifica'.F50];['Verifica e Validazione'.F50])" office:value-type="float" office:value="30" calcext:value-type="float">
            <text:p>30</text:p>
          </table:table-cell>
          <table:table-cell table:formula="of:=SUM([Analisi.G42];['Progettazione Architetturale'.G42];['Progettazione di Dettaglio e Codifica'.G50];['Verifica e Validazione'.G50])" office:value-type="float" office:value="13" calcext:value-type="float">
            <text:p>13</text:p>
          </table:table-cell>
          <table:table-cell table:formula="of:=SUM([Analisi.H42];['Progettazione Architetturale'.H42];['Progettazione di Dettaglio e Codifica'.H50];['Verifica e Validazione'.H50])" office:value-type="float" office:value="33" calcext:value-type="float">
            <text:p>33</text:p>
          </table:table-cell>
          <table:table-cell table:style-name="ce16" table:formula="of:=SUM([.C11:.H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Progettazione Architetturale'.C43];['Progettazione di Dettaglio e Codifica'.C51];['Verifica e Validazione'.C51])" office:value-type="float" office:value="5" calcext:value-type="float">
            <text:p>5</text:p>
          </table:table-cell>
          <table:table-cell table:formula="of:=SUM([Analisi.D43];['Progettazione Architetturale'.D43];['Progettazione di Dettaglio e Codifica'.D51];['Verifica e Validazione'.D51])" office:value-type="float" office:value="7" calcext:value-type="float">
            <text:p>7</text:p>
          </table:table-cell>
          <table:table-cell table:formula="of:=SUM([Analisi.E43];['Progettazione Architetturale'.E43];['Progettazione di Dettaglio e Codifica'.E51];['Verifica e Validazione'.E51])" office:value-type="float" office:value="11" calcext:value-type="float">
            <text:p>11</text:p>
          </table:table-cell>
          <table:table-cell table:formula="of:=SUM([Analisi.F43];['Progettazione Architetturale'.F43];['Progettazione di Dettaglio e Codifica'.F51];['Verifica e Validazione'.F51])" office:value-type="float" office:value="36" calcext:value-type="float">
            <text:p>36</text:p>
          </table:table-cell>
          <table:table-cell table:formula="of:=SUM([Analisi.G43];['Progettazione Architetturale'.G43];['Progettazione di Dettaglio e Codifica'.G51];['Verifica e Validazione'.G51])" office:value-type="float" office:value="13" calcext:value-type="float">
            <text:p>13</text:p>
          </table:table-cell>
          <table:table-cell table:formula="of:=SUM([Analisi.H43];['Progettazione Architetturale'.H43];['Progettazione di Dettaglio e Codifica'.H51];['Verifica e Validazione'.H51])" office:value-type="float" office:value="33" calcext:value-type="float">
            <text:p>33</text:p>
          </table:table-cell>
          <table:table-cell table:style-name="ce16" table:formula="of:=SUM([.C12:.H12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Progettazione Architetturale'.C44];['Progettazione di Dettaglio e Codifica'.C52];['Verifica e Validazione'.C52])" office:value-type="float" office:value="8" calcext:value-type="float">
            <text:p>8</text:p>
          </table:table-cell>
          <table:table-cell table:formula="of:=SUM([Analisi.D44];['Progettazione Architetturale'.D44];['Progettazione di Dettaglio e Codifica'.D52];['Verifica e Validazione'.D52])" office:value-type="float" office:value="4" calcext:value-type="float">
            <text:p>4</text:p>
          </table:table-cell>
          <table:table-cell table:formula="of:=SUM([Analisi.E44];['Progettazione Architetturale'.E44];['Progettazione di Dettaglio e Codifica'.E52];['Verifica e Validazione'.E52])" office:value-type="float" office:value="9" calcext:value-type="float">
            <text:p>9</text:p>
          </table:table-cell>
          <table:table-cell table:formula="of:=SUM([Analisi.F44];['Progettazione Architetturale'.F44];['Progettazione di Dettaglio e Codifica'.F52];['Verifica e Validazione'.F52])" office:value-type="float" office:value="29" calcext:value-type="float">
            <text:p>29</text:p>
          </table:table-cell>
          <table:table-cell table:formula="of:=SUM([Analisi.G44];['Progettazione Architetturale'.G44];['Progettazione di Dettaglio e Codifica'.G52];['Verifica e Validazione'.G52])" office:value-type="float" office:value="22" calcext:value-type="float">
            <text:p>22</text:p>
          </table:table-cell>
          <table:table-cell table:formula="of:=SUM([Analisi.H44];['Progettazione Architetturale'.H44];['Progettazione di Dettaglio e Codifica'.H52];['Verifica e Validazione'.H52])" office:value-type="float" office:value="33" calcext:value-type="float">
            <text:p>33</text:p>
          </table:table-cell>
          <table:table-cell table:style-name="ce16" table:formula="of:=SUM([.C13:.H13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style-name="Default"/>
          <table:table-cell table:style-name="ce11" table:formula="of:=SUM([.C7:.C13])" office:value-type="float" office:value="42" calcext:value-type="float">
            <text:p>42</text:p>
          </table:table-cell>
          <table:table-cell table:style-name="ce11" table:formula="of:=SUM([.D7:.D13])" office:value-type="float" office:value="73" calcext:value-type="float">
            <text:p>73</text:p>
          </table:table-cell>
          <table:table-cell table:style-name="ce11" table:formula="of:=SUM([.E7:.E13])" office:value-type="float" office:value="82" calcext:value-type="float">
            <text:p>82</text:p>
          </table:table-cell>
          <table:table-cell table:style-name="ce11" table:formula="of:=SUM([.F7:.F13])" office:value-type="float" office:value="209" calcext:value-type="float">
            <text:p>209</text:p>
          </table:table-cell>
          <table:table-cell table:style-name="ce11" table:formula="of:=SUM([.G7:.G13])" office:value-type="float" office:value="113" calcext:value-type="float">
            <text:p>113</text:p>
          </table:table-cell>
          <table:table-cell table:style-name="ce11" table:formula="of:=SUM([.H7:.H13])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Ore</text:p>
          </table:table-cell>
          <table:table-cell table:style-name="ce12" office:value-type="string" calcext:value-type="string">
            <text:p>Costo/ora</text:p>
          </table:table-cell>
          <table:table-cell table:style-name="ce12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Progettazione Architetturale'.C29];['Progettazione di Dettaglio e Codifica'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Progettazione Architetturale'.C30];['Progettazione di Dettaglio e Codifica'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Progettazione Architetturale'.C31];['Progettazione di Dettaglio e Codifica'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Progettazione Architetturale'.C32];['Progettazione di Dettaglio e Codifica'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Progettazione Architetturale'.C33];['Progettazione di Dettaglio e Codifica'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Progettazione Architetturale'.C34];['Progettazione di Dettaglio e Codifica'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otale</text:p>
          </table:table-cell>
          <table:table-cell table:style-name="ce11" table:formula="of:=SUM([.C17:.C22])" office:value-type="float" office:value="735" calcext:value-type="float">
            <text:p>735</text:p>
          </table:table-cell>
          <table:table-cell table:style-name="ce11"/>
          <table:table-cell table:style-name="ce11" table:formula="of:=SUM([.E17:.E22])" office:value-type="float" office:value="14303" calcext:value-type="float">
            <text:p>143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6:11:00.283599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S</meta:editing-duration>
    <meta:editing-cycles>50</meta:editing-cycles>
    <meta:generator>LibreOffice/5.0.4.2$MacOSX_X86_64 LibreOffice_project/2b9802c1994aa0b7dc6079e128979269cf95bc78</meta:generator>
    <dc:date>2016-01-04T16:13:23.239845000</dc:date>
    <meta:document-statistic meta:table-count="5" meta:cell-count="723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2cm" svg:y="3.003cm" style:legend-expansion="high" chart:style-name="ch2"/>
        <chart:plot-area chart:style-name="ch3" table:cell-range-address="Analisi.B38:Analisi.H44 Analisi.C37:Analisi.H37" chart:data-source-has-labels="both" svg:x="0.319cm" svg:y="0.18cm" svg:width="14.082cm" svg:height="8.645cm">
          <chartooo:coordinate-region svg:x="3.177cm" svg:y="0.18cm" svg:width="11.031cm" svg:height="8.013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5cm" svg:y="3.001cm" style:legend-expansion="high" chart:style-name="ch2"/>
        <chart:plot-area chart:style-name="ch3" table:cell-range-address="Analisi.B29:Analisi.C34" chart:data-source-has-labels="column" svg:x="0.32cm" svg:y="0.18cm" svg:width="12.155cm" svg:height="8.64cm">
          <chartooo:coordinate-region svg:x="2.078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5cm" svg:y="3.001cm" style:legend-expansion="high" chart:style-name="ch2"/>
        <chart:plot-area chart:style-name="ch3" table:cell-range-address="'Verifica e Validazione'.B37:'Verifica e Validazione'.C42" chart:data-source-has-labels="column" svg:x="0.32cm" svg:y="0.18cm" svg:width="12.155cm" svg:height="8.64cm">
          <chartooo:coordinate-region svg:x="2.078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8cm" svg:y="3.001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88cm" svg:height="8.64cm">
          <chartooo:coordinate-region svg:x="3.178cm" svg:y="0.18cm" svg:width="11.037cm" svg:height="8.008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8cm" svg:y="3.001cm" style:legend-expansion="high" chart:style-name="ch2"/>
        <chart:plot-area chart:style-name="ch3" table:cell-range-address="'Progettazione di Dettaglio e Codifica'.B46:'Progettazione di Dettaglio e Codifica'.H52 'Progettazione di Dettaglio e Codifica'.C45:'Progettazione di Dettaglio e Codifica'.H45" chart:data-source-has-labels="both" svg:x="0.32cm" svg:y="0.18cm" svg:width="14.088cm" svg:height="8.64cm">
          <chartooo:coordinate-region svg:x="3.178cm" svg:y="0.18cm" svg:width="11.037cm" svg:height="8.008cm"/>
          <chart:axis chart:dimension="x" chart:name="primary-x" chart:style-name="ch4" chartooo:axis-type="auto">
            <chartooo:date-scale/>
            <chart:categories table:cell-range-address="'Progettazione di Dettaglio e Codifica'.B46:'Progettazione di Dettaglio e Codifica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46:'Progettazione di Dettaglio e Codifica'.C52" chart:label-cell-address="'Progettazione di Dettaglio e Codifica'.C45:'Progettazione di Dettaglio e Codifica'.C45" chart:class="chart:bar">
            <chart:data-point chart:repeated="7"/>
          </chart:series>
          <chart:series chart:style-name="ch8" chart:values-cell-range-address="'Progettazione di Dettaglio e Codifica'.D46:'Progettazione di Dettaglio e Codifica'.D52" chart:label-cell-address="'Progettazione di Dettaglio e Codifica'.D45:'Progettazione di Dettaglio e Codifica'.D45" chart:class="chart:bar">
            <chart:data-point chart:repeated="7"/>
          </chart:series>
          <chart:series chart:style-name="ch9" chart:values-cell-range-address="'Progettazione di Dettaglio e Codifica'.E46:'Progettazione di Dettaglio e Codifica'.E52" chart:label-cell-address="'Progettazione di Dettaglio e Codifica'.E45:'Progettazione di Dettaglio e Codifica'.E45" chart:class="chart:bar">
            <chart:data-point chart:repeated="7"/>
          </chart:series>
          <chart:series chart:style-name="ch10" chart:values-cell-range-address="'Progettazione di Dettaglio e Codifica'.F46:'Progettazione di Dettaglio e Codifica'.F52" chart:label-cell-address="'Progettazione di Dettaglio e Codifica'.F45:'Progettazione di Dettaglio e Codifica'.F45" chart:class="chart:bar">
            <chart:data-point chart:repeated="7"/>
          </chart:series>
          <chart:series chart:style-name="ch11" chart:values-cell-range-address="'Progettazione di Dettaglio e Codifica'.G46:'Progettazione di Dettaglio e Codifica'.G52" chart:label-cell-address="'Progettazione di Dettaglio e Codifica'.G45:'Progettazione di Dettaglio e Codifica'.G45" chart:class="chart:bar">
            <chart:data-point chart:repeated="7"/>
          </chart:series>
          <chart:series chart:style-name="ch12" chart:values-cell-range-address="'Progettazione di Dettaglio e Codifica'.H46:'Progettazione di Dettaglio e Codifica'.H52" chart:label-cell-address="'Progettazione di Dettaglio e Codifica'.H45:'Progettazione di Dettaglio e Codifica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 e Codifica'.C45:'Progettazione di Dettaglio e Codifica'.C45</svg:desc>
                </draw:g>
              </table:table-cell>
              <table:table-cell office:value-type="string">
                <text:p>Am</text:p>
                <draw:g>
                  <svg:desc>'Progettazione di Dettaglio e Codifica'.D45:'Progettazione di Dettaglio e Codifica'.D45</svg:desc>
                </draw:g>
              </table:table-cell>
              <table:table-cell office:value-type="string">
                <text:p>An</text:p>
                <draw:g>
                  <svg:desc>'Progettazione di Dettaglio e Codifica'.E45:'Progettazione di Dettaglio e Codifica'.E45</svg:desc>
                </draw:g>
              </table:table-cell>
              <table:table-cell office:value-type="string">
                <text:p>Pg</text:p>
                <draw:g>
                  <svg:desc>'Progettazione di Dettaglio e Codifica'.F45:'Progettazione di Dettaglio e Codifica'.F45</svg:desc>
                </draw:g>
              </table:table-cell>
              <table:table-cell office:value-type="string">
                <text:p>Pr</text:p>
                <draw:g>
                  <svg:desc>'Progettazione di Dettaglio e Codifica'.G45:'Progettazione di Dettaglio e Codifica'.G45</svg:desc>
                </draw:g>
              </table:table-cell>
              <table:table-cell office:value-type="string">
                <text:p>Ve</text:p>
                <draw:g>
                  <svg:desc>'Progettazione di Dettaglio e Codifica'.H45:'Progettazione di Dettaglio e Codifica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 e Codifica'.B46:'Progettazione di Dettaglio e Codifica'.B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C46:'Progettazione di Dettaglio e Codifica'.C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D46:'Progettazione di Dettaglio e Codifica'.D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E46:'Progettazione di Dettaglio e Codifica'.E52</svg:desc>
                </draw:g>
              </table:table-cell>
              <table:table-cell office:value-type="float" office:value="5">
                <text:p>5</text:p>
                <draw:g>
                  <svg:desc>'Progettazione di Dettaglio e Codifica'.F46:'Progettazione di Dettaglio e Codifica'.F52</svg:desc>
                </draw:g>
              </table:table-cell>
              <table:table-cell office:value-type="float" office:value="14">
                <text:p>14</text:p>
                <draw:g>
                  <svg:desc>'Progettazione di Dettaglio e Codifica'.G46:'Progettazione di Dettaglio e Codifica'.G52</svg:desc>
                </draw:g>
              </table:table-cell>
              <table:table-cell office:value-type="float" office:value="10">
                <text:p>10</text:p>
                <draw:g>
                  <svg:desc>'Progettazione di Dettaglio e Codifica'.H46:'Progettazione di Dettaglio e Codifica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5cm" svg:y="3.001cm" style:legend-expansion="high" chart:style-name="ch2"/>
        <chart:plot-area chart:style-name="ch3" table:cell-range-address="'Progettazione di Dettaglio e Codifica'.B37:'Progettazione di Dettaglio e Codifica'.C42" chart:data-source-has-labels="column" svg:x="0.32cm" svg:y="0.18cm" svg:width="12.155cm" svg:height="8.64cm">
          <chartooo:coordinate-region svg:x="2.078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 e Codifica'.B37:'Progettazione di Dettaglio e Codifica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37:'Progettazione di Dettaglio e Codifica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 e Codifica'.B37:'Progettazione di Dettaglio e Codifica'.B42</svg:desc>
                </draw:g>
              </table:table-cell>
              <table:table-cell office:value-type="float" office:value="6">
                <text:p>6</text:p>
                <draw:g>
                  <svg:desc>'Progettazione di Dettaglio e Codifica'.C37:'Progettazione di Dettaglio e Codifica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37cm" svg:y="3.005cm" style:legend-expansion="high" chart:style-name="ch2"/>
        <chart:plot-area chart:style-name="ch3" table:cell-range-address="Riepilogo.B7:Riepilogo.H13 Riepilogo.C6:Riepilogo.H6" chart:data-source-has-labels="both" svg:x="0.32cm" svg:y="0.18cm" svg:width="14.097cm" svg:height="8.649cm">
          <chartooo:coordinate-region svg:x="3.178cm" svg:y="0.18cm" svg:width="10.946cm" svg:height="8.017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95cm" svg:y="3.001cm" style:legend-expansion="high" chart:style-name="ch2"/>
        <chart:plot-area chart:style-name="ch3" table:cell-range-address="Riepilogo.B17:Riepilogo.C22" chart:data-source-has-labels="column" svg:x="0.32cm" svg:y="0.18cm" svg:width="12.155cm" svg:height="8.64cm">
          <chartooo:coordinate-region svg:x="2.078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